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405" officeooo:paragraph-rsid="00118405"/>
    </style:style>
    <style:style style:name="P2" style:family="paragraph" style:parent-style-name="Standard">
      <style:text-properties officeooo:rsid="0012066b" officeooo:paragraph-rsid="0012066b"/>
    </style:style>
    <style:style style:name="P3" style:family="paragraph" style:parent-style-name="Standard">
      <style:text-properties officeooo:rsid="00138357" officeooo:paragraph-rsid="00138357"/>
    </style:style>
    <style:style style:name="T1" style:family="text">
      <style:text-properties officeooo:rsid="0012066b"/>
    </style:style>
    <style:style style:name="T2" style:family="text">
      <style:text-properties officeooo:rsid="00138357"/>
    </style:style>
    <style:style style:name="T3" style:family="text">
      <style:text-properties fo:color="#800000" officeooo:rsid="00138357"/>
    </style:style>
    <style:style style:name="T4" style:family="text">
      <style:text-properties fo:color="#800000" style:text-underline-style="solid" style:text-underline-width="auto" style:text-underline-color="font-color" officeooo:rsid="00138357"/>
    </style:style>
    <style:style style:name="T5" style:family="text">
      <style:text-properties fo:color="#9933ff" officeooo:rsid="00138357"/>
    </style:style>
    <style:style style:name="T6" style:family="text">
      <style:text-properties fo:color="#9933ff" style:text-underline-style="solid" style:text-underline-width="auto" style:text-underline-color="font-color" officeooo:rsid="00138357"/>
    </style:style>
    <style:style style:name="T7" style:family="text">
      <style:text-properties fo:color="#801900" officeooo:rsid="00138357"/>
    </style:style>
    <style:style style:name="T8" style:family="text">
      <style:text-properties fo:color="#801900" style:text-underline-style="solid" style:text-underline-width="auto" style:text-underline-color="font-color" officeooo:rsid="00138357"/>
    </style:style>
    <style:style style:name="T9" style:family="text">
      <style:text-properties fo:color="#0000ff" officeooo:rsid="00138357"/>
    </style:style>
    <style:style style:name="T10" style:family="text">
      <style:text-properties fo:color="#0000ff" style:text-underline-style="solid" style:text-underline-width="auto" style:text-underline-color="font-color" officeooo:rsid="001383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ck 의 push pop 이 이루어지는 루틴 정리.</text:p>
      <text:p text:style-name="P1"/>
      <text:p text:style-name="P1">1. 구조체를 만들어 준다. 안에는 malloc으로 heap공간을 만들시 필요한 구성품들을 넣어준다.</text:p>
      <text:p text:style-name="P1"><text:tab/>1) data : <text:s/>stack에 쌓여 이동하는 것을 보아야하기 때문에 data가 들어간다.</text:p>
      <text:p text:style-name="P1"><text:tab/>2) struct <text:s/>__stack *link : 구조체형 포인터 변수인 링크를 만든다.</text:p>
      <text:p text:style-name="P1">2. data 간의 링크 노드를 만들어 그 주소를 반환해 주는 함수를 만든다. <text:span text:style-name="T1">(get_node)</text:span></text:p>
      <text:p text:style-name="P1"><text:tab/>1) Stack형 포인터 함수를 만든다.</text:p>
      <text:p text:style-name="P1"><text:tab/>2) Stack형 포인터 변수를 만들어 malloc 함수를 이용해 heap 공간을 생성한다.</text:p>
      <text:p text:style-name="P1"><text:tab/>3) <text:s/>생성되는 <text:span text:style-name="T1">link의 0 값을 넣는다.</text:span></text:p>
      <text:p text:style-name="P2"><text:tab/>4) <text:s/>tmp 가 리턴 된다.<text:tab/></text:p>
      <text:p text:style-name="P2">3. Push 라는 함수를 만든다.</text:p>
      <text:p text:style-name="P2"><text:tab/>1) Stack 형 포인터 함수 만든다.</text:p>
      <text:p text:style-name="P2"><text:tab/>2) push 할 데이터와 포인터변수 주소를 받는다.</text:p>
      <text:p text:style-name="P2"><text:tab/>3) 받은 주소에 get_node를 이용해서 heap 공간을 생성한다.<text:span text:style-name="T2">(구조체 블럭을 불러옴)</text:span></text:p>
      <text:p text:style-name="P2"><text:tab/>4) 새로 생성한 구조체 블럭에 <text:span text:style-name="T2">data 값을 저장한다.</text:span></text:p>
      <text:p text:style-name="P3"><text:tab/>5) 새로 생성한 구조체 블럭의 link 값에 현재 주소값을 저장한다.</text:p>
      <text:p text:style-name="P3"/>
      <text:p text:style-name="P2"><text:tab/><text:span text:style-name="T3">(Stack *tmp 를 하는 이유는 임시적으로 <text:s/>현재 heap 공간을 가지고 있기 위해서 선언을 해주는 것이다.)</text:span></text:p>
      <text:p text:style-name="P2"><text:span text:style-name="T3"><text:tab/>tmp의 용도는 임시 저장소 같은것이고 우리가 링크시 변화시켜주는 놈은 *top, *head, *root인 것이다.</text:span></text:p>
      <text:p text:style-name="P2"><text:span text:style-name="T3"><text:tab/></text:span></text:p>
      <text:p text:style-name="P2"><text:span text:style-name="T3"><text:tab/></text:span><text:span text:style-name="T7">-</text:span><text:span text:style-name="T9">&gt;한마디로 <text:s text:c="2"/>tmp 는 <text:s text:c="2"/></text:span><text:span text:style-name="T10">1)공간 할당 후 고정</text:span><text:span text:style-name="T9"> <text:s/></text:span><text:span text:style-name="T10">2) 공간해제</text:span><text:span text:style-name="T9">를 위해서 쓰는 것이다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3:44:27.381189447</meta:creation-date>
    <dc:date>2018-03-09T18:01:08.203332828</dc:date>
    <meta:editing-duration>PT1M9S</meta:editing-duration>
    <meta:editing-cycles>1</meta:editing-cycles>
    <meta:document-statistic meta:table-count="0" meta:image-count="0" meta:object-count="0" meta:page-count="1" meta:paragraph-count="19" meta:word-count="417" meta:character-count="739" meta:non-whitespace-character-count="565"/>
    <meta:generator>LibreOffice/5.1.6.2$Linux_X86_64 LibreOffice_project/10m0$Build-2</meta:generator>
  </office:meta>
</office:document-meta>
</file>